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Standard">
      <style:text-properties fo:font-size="6pt" officeooo:paragraph-rsid="009e5d75" style:font-size-asian="5.25pt" style:font-size-complex="6pt"/>
    </style:style>
    <style:style style:name="P6" style:family="paragraph" style:parent-style-name="Table_20_Heading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Heading">
      <style:text-properties fo:font-size="8pt" style:font-size-asian="8pt" style:font-size-complex="8pt"/>
    </style:style>
    <style:style style:name="P9" style:family="paragraph" style:parent-style-name="Standard">
      <loext:graphic-properties draw:fill-gradient-name="gradient" draw:fill-hatch-name="hatch"/>
      <style:text-properties fo:font-size="2pt" officeooo:paragraph-rsid="009e5d75" style:font-size-asian="1.75pt" style:font-size-complex="2pt"/>
    </style:style>
    <style:style style:name="P10" style:family="paragraph" style:parent-style-name="Table_20_Contents">
      <style:text-properties officeooo:rsid="00d4b0d4" officeooo:paragraph-rsid="00d4b0d4"/>
    </style:style>
    <style:style style:name="P11" style:family="paragraph" style:parent-style-name="Text_20_body">
      <style:text-properties officeooo:paragraph-rsid="00d563df"/>
    </style:style>
    <style:style style:name="P12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/>
      <style:text-properties officeooo:paragraph-rsid="00a0d7a4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fo:font-weight="bold" officeooo:rsid="00d563df" style:font-weight-asian="bold" style:font-weight-complex="bold"/>
    </style:style>
    <style:style style:name="T9" style:family="text">
      <style:text-properties officeooo:rsid="00947860"/>
    </style:style>
    <style:style style:name="T10" style:family="text">
      <style:text-properties officeooo:rsid="00ccb703"/>
    </style:style>
    <style:style style:name="T11" style:family="text">
      <style:text-properties style:font-name="Times New Roman1" officeooo:rsid="001f07cf"/>
    </style:style>
    <style:style style:name="T12" style:family="text">
      <style:text-properties style:font-name="Times New Roman1" officeooo:rsid="009e5d75"/>
    </style:style>
    <style:style style:name="T13" style:family="text">
      <style:text-properties fo:font-weight="normal" officeooo:rsid="0095731f" style:font-weight-asian="normal" style:font-weight-complex="normal"/>
    </style:style>
    <style:style style:name="T14" style:family="text">
      <style:text-properties officeooo:rsid="000eaa03"/>
    </style:style>
    <style:style style:name="T15" style:family="text">
      <style:text-properties officeooo:rsid="0095731f"/>
    </style:style>
    <style:style style:name="T16" style:family="text">
      <style:text-properties officeooo:rsid="00988f05"/>
    </style:style>
    <style:style style:name="T17" style:family="text">
      <style:text-properties officeooo:rsid="0098d1ad"/>
    </style:style>
    <style:style style:name="T18" style:family="text">
      <style:text-properties officeooo:rsid="009e5d75"/>
    </style:style>
    <style:style style:name="T19" style:family="text">
      <style:text-properties officeooo:rsid="00a7caea"/>
    </style:style>
    <style:style style:name="T20" style:family="text">
      <style:text-properties officeooo:rsid="00d563df"/>
    </style:style>
    <style:style style:name="T21" style:family="text">
      <style:text-properties officeooo:rsid="00d74343"/>
    </style:style>
  </office:automatic-styles>
  <office:body>
    <office:text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l’Ufficio personale/<text:span text:style-name="T19">TEP</text:span><text:span text:style-name="T14"> – </text:span><text:span text:style-name="T7">Aggiornamento</text:span><text:span text:style-name="T6"> n° …</text:span></text:p>
      <text:p text:style-name="P11"><text:span text:style-name="T12">Per il mese</text:span><text:span text:style-name="T11"> … </text:span><text:span text:style-name="T12">dell’anno</text:span><text:span text:style-name="T11"> … i</text:span>l sottoscritto …………………………………………………………………….<text:line-break/><text:span text:style-name="T13">comunica</text:span> che il seguente personale ha effettuato <text:span text:style-name="T2">prestazioni in orario straordinario </text:span><text:span text:style-name="T8">a budget</text:span>, da <text:span text:style-name="T21">riconoscere</text:span> con il seguente <text:span text:style-name="T20">tipo di </text:span>budget: ………………………………………………………………………………<text:line-break/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8">Sede</text:p>
          </table:table-cell>
          <table:table-cell table:style-name="Tabella3.A1" office:value-type="string">
            <text:p text:style-name="P8">Turno</text:p>
          </table:table-cell>
          <table:table-cell table:style-name="Tabella3.A1" office:value-type="string">
            <text:p text:style-name="Table_20_Heading"><text:span text:style-name="T17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8">Numero<text:line-break/>ore</text:p>
          </table:table-cell>
          <table:table-cell table:style-name="Tabella3.A1" office:value-type="string">
            <text:p text:style-name="P6">Banca<text:line-break/>ore</text:p>
          </table:table-cell>
          <table:table-cell table:style-name="Tabella3.G1" office:value-type="string">
            <text:p text:style-name="Table_20_Heading">UP</text:p>
          </table:table-cell>
          <table:table-cell table:style-name="Tabella3.H1" office:value-type="string">
            <text:p text:style-name="Table_20_Heading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10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5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7">Il <text:span text:style-name="T18">responsabile</text:span><text:span text:style-name="T15"><text:line-break/>comunica</text:span></text:p>
          </table:table-cell>
          <table:table-cell table:style-name="Tabella4.A1" office:value-type="string">
            <text:p text:style-name="P7"><text:span text:style-name="T16">L</text:span>’Ufficio personale<text:line-break/><text:span text:style-name="T16">per verifica presenza</text:span></text:p>
          </table:table-cell>
          <table:table-cell table:style-name="Tabella4.A1" office:value-type="string">
            <text:p text:style-name="P7"><text:span text:style-name="T16">L’</text:span>Ufficio TEP<text:line-break/><text:span text:style-name="T16">per liquidazione</text:span></text:p>
          </table:table-cell>
          <table:table-cell table:style-name="Tabella4.D1" office:value-type="string">
            <text:p text:style-name="P7"><text:span text:style-name="T16">I</text:span>l Comandante<text:line-break/><text:span text:style-name="T16">autorizza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0</text:page-number><text:s/>di <text:page-count>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2H43M5S</meta:editing-duration>
    <meta:editing-cycles>140</meta:editing-cycles>
    <meta:generator>LibreOffice/7.5.2.2$Linux_X86_64 LibreOffice_project/50$Build-2</meta:generator>
    <dc:date>2023-05-05T14:40:10.580362528</dc:date>
    <meta:document-statistic meta:table-count="2" meta:image-count="0" meta:object-count="0" meta:page-count="1" meta:paragraph-count="19" meta:word-count="93" meta:character-count="646" meta:non-whitespace-character-count="570"/>
    <meta:template xlink:type="simple" xlink:actuate="onRequest" xlink:title="linea guida" xlink:href="../../../../../../Modelli/linea%20guida.ott" meta:date="2023-02-22T08:56:57.361102040"/>
  </office:meta>
</office:document-meta>
</file>